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30000026E5DDA07F2.png" manifest:media-type="image/png"/>
  <manifest:file-entry manifest:full-path="Pictures/10000201000005450000029BD4656E48.png" manifest:media-type="image/png"/>
  <manifest:file-entry manifest:full-path="Pictures/100002010000054400000291F379D0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m1" text:anchor-type="paragraph" svg:width="17cm" svg:height="8.285cm" draw:z-index="0"><draw:image xlink:href="Pictures/100002010000054400000291F379D0D7.png" xlink:type="simple" xlink:show="embed" xlink:actuate="onLoad"/></draw:frame></text:p>
      <text:p text:style-name="Standard"><draw:frame draw:style-name="fr1" draw:name="Imagem2" text:anchor-type="paragraph" svg:width="17cm" svg:height="7.849cm" draw:z-index="1"><draw:image xlink:href="Pictures/10000201000005430000026E5DDA07F2.png" xlink:type="simple" xlink:show="embed" xlink:actuate="onLoad"/></draw:frame></text:p>
      <text:p text:style-name="Standard"><draw:frame draw:style-name="fr1" draw:name="Imagem3" text:anchor-type="paragraph" svg:width="17cm" svg:height="8.405cm" draw:z-index="2"><draw:image xlink:href="Pictures/10000201000005450000029BD4656E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31:30.051000000</meta:creation-date>
    <dc:date>2018-03-26T16:33:35.182000000</dc:date>
    <meta:editing-duration>P0D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